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e38e9" officeooo:paragraph-rsid="001e38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2637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d9036"/>
    </style:style>
    <style:style style:name="T5" style:family="text">
      <style:text-properties officeooo:rsid="001e2637"/>
    </style:style>
    <style:style style:name="T6" style:family="text">
      <style:text-properties officeooo:rsid="001e38e9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<text:span text:style-name="T5">Frequency</text:span></text:p>
      <text:p text:style-name="P2"/>
      <text:p text:style-name="Standard">Este módulo gestiona las <text:span text:style-name="T5">mediciones de frecuencia en un pin, en AVR sólo pueden ser los pines 2 o 3.</text:span></text:p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Pin</text:span>: Pin utilizado para el módulo.</text:p>
      <text:p text:style-name="Standard"><text:span text:style-name="T1">Device</text:span>: Identificador del servo conectado a la placa, <text:span text:style-name="T5">propiedad read-only</text:span>.</text:p>
      <text:p text:style-name="Standard"><text:span text:style-name="T2">InterruptMode</text:span>: <text:span text:style-name="T5">Modo de interrupción para la detección</text:span>.</text:p>
      <text:p text:style-name="Standard"><text:span text:style-name="T2">SamplingInterval</text:span>: <text:span text:style-name="T6">Tiempo durante el cual se muestrea, por defecto 100 ms.</text:span></text:p>
      <text:p text:style-name="Standard"/>
      <text:p text:style-name="Standard"><text:span text:style-name="T3">Pin</text:span> se comprueba sólo cuando se intenta activar la instancia correspondiente, mostrando un error si fuera el caso, también se comprueba si el pin está asignado a otra instancia o pertenece a un módulo activo.</text:p>
      <text:p text:style-name="Standard"/>
      <text:p text:style-name="P3">El evento <text:span text:style-name="T1">OnFrequencyData</text:span> se lanza cada vez que se cumple el tiempo de <text:span text:style-name="T3">SamplingInterval </text:span><text:span text:style-name="T7">y devuelve el tiempo transcurrido y el número de detecciones.</text:span></text:p>
      <text:p text:style-name="Standard">Los eventos <text:span text:style-name="T1">OnEnabled </text:span>se ejecuta después de activar la instancia y <text:span text:style-name="T1">OnDisabled</text:span> después de desactivar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08T16:41:54.758756013</meta:creation-date>
    <dc:date>2023-01-14T20:10:13.907000000</dc:date>
    <meta:editing-duration>PT1H48M41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1" meta:word-count="141" meta:character-count="879" meta:non-whitespace-character-count="749"/>
  </office:meta>
</office:document-meta>
</file>